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re are four steps to help solve any math problems easily:</text:p>
      <text:p text:style-name="Normal">Read carefully, understand, and identify the type of problem. …</text:p>
      <text:p text:style-name="Normal">Draw and review your problem. …</text:p>
      <text:p text:style-name="Normal">Develop the plan to solve it. …</text:p>
      <text:p text:style-name="Normal">Solve the proble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7T16:21:00Z</meta:creation-date>
    <dc:date>2022-04-27T16:21:00Z</dc:date>
    <meta:template xlink:href="Normal.dotm" xlink:type="simple"/>
    <meta:editing-cycles>2</meta:editing-cycles>
    <meta:editing-duration>PT0S</meta:editing-duration>
    <meta:document-statistic meta:page-count="1" meta:paragraph-count="1" meta:word-count="30" meta:character-count="206" meta:row-count="1" meta:non-whitespace-character-count="177"/>
  </office:meta>
</office:document-meta>
</file>